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7A0000007BA3CD4ACD.png" manifest:media-type="image/png"/>
  <manifest:file-entry manifest:full-path="Pictures/10000000000002580000003C782DF0C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8.017cm"/>
    </style:style>
    <style:style style:name="Tabla1.C" style:family="table-column">
      <style:table-column-properties style:column-width="2.245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background-color="#ffdab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ffdab9" fo:padding="0.097cm" fo:border="0.05pt solid #000000">
        <style:background-image/>
      </style:table-cell-properties>
    </style:style>
    <style:style style:name="Tabla1.A2" style:family="table-cell">
      <style:table-cell-properties fo:background-color="#ffdab9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ffdab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8.207cm" fo:margin-left="-0.138cm" table:align="left"/>
    </style:style>
    <style:style style:name="Tabla3.A" style:family="table-column">
      <style:table-column-properties style:column-width="2.434cm"/>
    </style:style>
    <style:style style:name="Tabla3.B" style:family="table-column">
      <style:table-column-properties style:column-width="4.974cm"/>
    </style:style>
    <style:style style:name="Tabla3.C" style:family="table-column">
      <style:table-column-properties style:column-width="10.799cm"/>
    </style:style>
    <style:style style:name="Tabla3.A1" style:family="table-cell">
      <style:table-cell-properties style:vertical-align="middle" style:border-line-width-left="0.007cm 0.007cm 0.007cm" style:border-line-width-right="0.007cm 0.007cm 0.007cm" style:border-line-width-top="0.007cm 0.007cm 0.007cm" style:border-line-width-bottom="0.002cm 0.004cm 0.002cm" fo:padding="0.049cm" fo:border-left="0.6pt double #808080" fo:border-right="0.6pt double #808080" fo:border-top="0.6pt double #808080" fo:border-bottom="0.2pt double #808080"/>
    </style:style>
    <style:style style:name="Tabla3.2" style:family="table-row">
      <style:table-row-properties style:min-row-height="1.014cm"/>
    </style:style>
    <style:style style:name="Tabla3.A2" style:family="table-cell">
      <style:table-cell-properties style:vertical-align="middle" style:border-line-width-left="0.007cm 0.007cm 0.007cm" style:border-line-width-right="0.007cm 0.007cm 0.007cm" style:border-line-width-bottom="0.002cm 0.004cm 0.002cm" fo:padding="0.049cm" fo:border-left="0.6pt double #808080" fo:border-right="0.6pt double #808080" fo:border-top="none" fo:border-bottom="0.2pt double #808080"/>
    </style:style>
    <style:style style:name="Tabla3.B2" style:family="table-cell">
      <style:table-cell-properties style:vertical-align="middle" style:border-line-width-left="0.002cm 0.004cm 0.002cm" style:border-line-width-right="0.007cm 0.007cm 0.007cm" style:border-line-width-bottom="0.002cm 0.004cm 0.002cm" fo:padding="0.049cm" fo:border-left="0.2pt double #808080" fo:border-right="0.6pt double #808080" fo:border-top="none" fo:border-bottom="0.2pt double #808080"/>
    </style:style>
    <style:style style:name="Tabla3.3" style:family="table-row">
      <style:table-row-properties style:min-row-height="1.219cm"/>
    </style:style>
    <style:style style:name="Tabla3.A3" style:family="table-cell">
      <style:table-cell-properties style:vertical-align="middle" style:border-line-width-left="0.007cm 0.007cm 0.007cm" style:border-line-width-right="0.007cm 0.007cm 0.007cm" style:border-line-width-bottom="0.007cm 0.007cm 0.007cm" fo:padding="0.049cm" fo:border-left="0.6pt double #808080" fo:border-right="0.6pt double #808080" fo:border-top="none" fo:border-bottom="0.6pt double #808080"/>
    </style:style>
    <style:style style:name="Tabla3.B3" style:family="table-cell">
      <style:table-cell-properties style:vertical-align="middle" style:border-line-width-left="0.002cm 0.004cm 0.002cm" style:border-line-width-right="0.007cm 0.007cm 0.007cm" style:border-line-width-bottom="0.007cm 0.007cm 0.007cm" fo:padding="0.049cm" fo:border-left="0.2pt double #808080" fo:border-right="0.6pt double #808080" fo:border-top="none" fo:border-bottom="0.6pt double #808080"/>
    </style:style>
    <style:style style:name="Tabla2" style:family="table">
      <style:table-properties style:width="18.207cm" fo:margin-left="-0.138cm" table:align="left"/>
    </style:style>
    <style:style style:name="Tabla2.A" style:family="table-column">
      <style:table-column-properties style:column-width="2.434cm"/>
    </style:style>
    <style:style style:name="Tabla2.B" style:family="table-column">
      <style:table-column-properties style:column-width="4.974cm"/>
    </style:style>
    <style:style style:name="Tabla2.C" style:family="table-column">
      <style:table-column-properties style:column-width="10.799cm"/>
    </style:style>
    <style:style style:name="Tabla2.A1" style:family="table-cell">
      <style:table-cell-properties style:vertical-align="middle" style:border-line-width-left="0.007cm 0.007cm 0.007cm" style:border-line-width-right="0.007cm 0.007cm 0.007cm" style:border-line-width-top="0.007cm 0.007cm 0.007cm" style:border-line-width-bottom="0.002cm 0.004cm 0.002cm" fo:padding="0.049cm" fo:border-left="0.6pt double #808080" fo:border-right="0.6pt double #808080" fo:border-top="0.6pt double #808080" fo:border-bottom="0.2pt double #808080"/>
    </style:style>
    <style:style style:name="Tabla2.2" style:family="table-row">
      <style:table-row-properties style:min-row-height="1.014cm"/>
    </style:style>
    <style:style style:name="Tabla2.A2" style:family="table-cell">
      <style:table-cell-properties style:vertical-align="middle" style:border-line-width-left="0.007cm 0.007cm 0.007cm" style:border-line-width-right="0.007cm 0.007cm 0.007cm" style:border-line-width-bottom="0.002cm 0.004cm 0.002cm" fo:padding="0.049cm" fo:border-left="0.6pt double #808080" fo:border-right="0.6pt double #808080" fo:border-top="none" fo:border-bottom="0.2pt double #808080"/>
    </style:style>
    <style:style style:name="Tabla2.B2" style:family="table-cell">
      <style:table-cell-properties style:vertical-align="middle" style:border-line-width-left="0.002cm 0.004cm 0.002cm" style:border-line-width-right="0.007cm 0.007cm 0.007cm" style:border-line-width-bottom="0.002cm 0.004cm 0.002cm" fo:padding="0.049cm" fo:border-left="0.2pt double #808080" fo:border-right="0.6pt double #808080" fo:border-top="none" fo:border-bottom="0.2pt double #808080"/>
    </style:style>
    <style:style style:name="Tabla2.3" style:family="table-row">
      <style:table-row-properties style:min-row-height="1.219cm"/>
    </style:style>
    <style:style style:name="Tabla2.A3" style:family="table-cell">
      <style:table-cell-properties style:vertical-align="middle" style:border-line-width-left="0.007cm 0.007cm 0.007cm" style:border-line-width-right="0.007cm 0.007cm 0.007cm" style:border-line-width-bottom="0.007cm 0.007cm 0.007cm" fo:padding="0.049cm" fo:border-left="0.6pt double #808080" fo:border-right="0.6pt double #808080" fo:border-top="none" fo:border-bottom="0.6pt double #808080"/>
    </style:style>
    <style:style style:name="Tabla2.B3" style:family="table-cell">
      <style:table-cell-properties style:vertical-align="middle" style:border-line-width-left="0.002cm 0.004cm 0.002cm" style:border-line-width-right="0.007cm 0.007cm 0.007cm" style:border-line-width-bottom="0.007cm 0.007cm 0.007cm" fo:padding="0.049cm" fo:border-left="0.2pt double #808080" fo:border-right="0.6pt double #808080" fo:border-top="none" fo:border-bottom="0.6pt double #808080"/>
    </style:style>
    <style:style style:name="P1" style:family="paragraph" style:parent-style-name="Table_20_Contents">
      <style:paragraph-properties fo:text-align="justify" style:justify-single-word="false"/>
      <style:text-properties style:font-name="Calibri" fo:font-size="10pt" fo:language="es" fo:country="ES" officeooo:rsid="00135430" officeooo:paragraph-rsid="00135430" style:font-name-asian="Microsoft YaHei" style:font-size-asian="10pt" style:font-name-complex="Mangal1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style:font-name="Calibri" fo:font-size="10pt" fo:language="es" fo:country="ES" officeooo:rsid="0036759c" officeooo:paragraph-rsid="0036759c" style:font-name-asian="Microsoft YaHei" style:font-size-asian="10pt" style:font-name-complex="Mangal1" style:font-size-complex="10pt"/>
    </style:style>
    <style:style style:name="P3" style:family="paragraph" style:parent-style-name="Table_20_Contents">
      <style:paragraph-properties fo:text-align="justify" style:justify-single-word="false"/>
      <style:text-properties style:font-name="Calibri" fo:font-size="10pt" fo:language="es" fo:country="ES" style:font-name-asian="Microsoft YaHei" style:font-size-asian="10pt" style:font-name-complex="Mangal1" style:font-size-complex="10pt"/>
    </style:style>
    <style:style style:name="P4" style:family="paragraph" style:parent-style-name="Heading_20_1">
      <style:paragraph-properties fo:text-align="justify" style:justify-single-word="false"/>
      <style:text-properties style:font-name="Calibri" fo:language="es" fo:country="ES"/>
    </style:style>
    <style:style style:name="P5" style:family="paragraph" style:parent-style-name="Standard">
      <style:paragraph-properties fo:text-align="justify" style:justify-single-word="false" fo:padding="0.049cm" fo:border="0.06pt solid #000000"/>
      <style:text-properties style:font-name="Calibri" fo:language="es" fo:country="ES" officeooo:paragraph-rsid="0014fb2e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fo:language="es" fo:country="ES" style:font-size-asian="11pt" style:font-size-complex="11pt"/>
    </style:style>
    <style:style style:name="P7" style:family="paragraph" style:parent-style-name="Standard" style:list-style-name="WW8Num1">
      <style:paragraph-properties fo:text-align="justify" style:justify-single-word="false"/>
      <style:text-properties style:font-name="Calibri" fo:font-size="11pt" fo:language="es" fo:country="ES" fo:font-weight="bold" officeooo:rsid="002690fa" officeooo:paragraph-rsid="002690fa" style:font-size-asian="11pt" style:font-weight-asian="bold" style:font-size-complex="11pt" style:font-weight-complex="bold"/>
    </style:style>
    <style:style style:name="P8" style:family="paragraph" style:parent-style-name="Heading_20_3">
      <style:paragraph-properties fo:text-align="justify" style:justify-single-word="false"/>
      <style:text-properties fo:language="es" fo:country="ES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1pt" fo:language="es" fo:country="ES" fo:font-weight="normal" officeooo:paragraph-rsid="002690fa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s" fo:country="ES" officeooo:paragraph-rsid="002690fa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alibri" fo:font-size="11pt" fo:language="es" fo:country="ES" fo:font-weight="normal" officeooo:paragraph-rsid="002690fa" style:font-size-asian="11pt" style:font-weight-asian="normal" style:font-size-complex="11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size="22pt" fo:language="es" fo:country="ES" fo:font-weight="bold" style:font-size-asian="22pt" style:font-weight-asian="bold" style:font-size-complex="22pt" style:font-weight-complex="bold"/>
    </style:style>
    <style:style style:name="P13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language="es" fo:country="ES"/>
    </style:style>
    <style:style style:name="P14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15" style:family="paragraph" style:parent-style-name="Text_20_body" style:list-style-name="L1">
      <style:paragraph-properties fo:text-align="justify" style:justify-single-word="false"/>
      <style:text-properties fo:language="es" fo:country="ES"/>
    </style:style>
    <style:style style:name="P16" style:family="paragraph" style:parent-style-name="Heading_20_4">
      <style:paragraph-properties fo:text-align="justify" style:justify-single-word="false"/>
      <style:text-properties style:font-name="Calibri" fo:font-size="11pt" fo:language="es" fo:country="ES" officeooo:paragraph-rsid="002690fa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1pt" fo:language="es" fo:country="ES" fo:font-weight="normal" officeooo:rsid="0020fecc" officeooo:paragraph-rsid="002690fa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alibri" fo:font-size="11pt" fo:language="es" fo:country="ES" fo:font-weight="normal" officeooo:rsid="0020fecc" officeooo:paragraph-rsid="0028810d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1pt" fo:language="es" fo:country="ES" fo:font-weight="normal" officeooo:rsid="0020fecc" officeooo:paragraph-rsid="002690fa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1pt" fo:language="es" fo:country="ES" fo:font-weight="bold" officeooo:rsid="0020fecc" officeooo:paragraph-rsid="002690fa" style:font-size-asian="11pt" style:font-weight-asian="bold" style:font-size-complex="11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fo:language="es" fo:country="ES"/>
    </style:style>
    <style:style style:name="P22" style:family="paragraph" style:parent-style-name="Text_20_body">
      <style:paragraph-properties fo:text-align="justify" style:justify-single-word="false"/>
      <style:text-properties fo:language="es" fo:country="ES" officeooo:rsid="0028810d" officeooo:paragraph-rsid="002dd3c5"/>
    </style:style>
    <style:style style:name="P23" style:family="paragraph" style:parent-style-name="Heading_20_3">
      <style:paragraph-properties fo:text-align="justify" style:justify-single-word="false"/>
      <style:text-properties fo:language="es" fo:country="ES" officeooo:paragraph-rsid="0028810d"/>
    </style:style>
    <style:style style:name="P24" style:family="paragraph" style:parent-style-name="Heading_20_4">
      <style:paragraph-properties fo:text-align="justify" style:justify-single-word="false"/>
      <style:text-properties style:font-name="Calibri" fo:font-size="11pt" fo:language="es" fo:country="ES" officeooo:paragraph-rsid="0028810d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1pt" fo:language="es" fo:country="ES" fo:font-weight="bold" officeooo:rsid="0020fecc" officeooo:paragraph-rsid="0028810d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justify" style:justify-single-word="false"/>
      <style:text-properties fo:language="es" fo:country="ES" officeooo:paragraph-rsid="0028810d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1pt" fo:language="es" fo:country="ES" fo:font-weight="bold" officeooo:rsid="0020fecc" officeooo:paragraph-rsid="0028810d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language="es" fo:country="ES" officeooo:paragraph-rsid="0028810d"/>
    </style:style>
    <style:style style:name="P2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alibri" fo:font-size="11pt" fo:language="es" fo:country="ES" fo:font-weight="bold" officeooo:rsid="0028810d" officeooo:paragraph-rsid="002dd3c5" style:font-size-asian="11pt" style:font-weight-asian="bold" style:font-size-complex="11pt" style:font-weight-complex="bold"/>
    </style:style>
    <style:style style:name="P30" style:family="paragraph" style:parent-style-name="Heading_20_2">
      <style:paragraph-properties fo:text-align="justify" style:justify-single-word="false"/>
      <style:text-properties style:font-name="Calibri" fo:font-size="11pt" fo:language="es" fo:country="ES" fo:font-weight="bold" officeooo:paragraph-rsid="0028810d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font-name="Calibri" fo:font-size="11pt" fo:language="es" fo:country="ES" officeooo:paragraph-rsid="0028810d" style:font-size-asian="11pt" style:font-size-complex="11pt"/>
    </style:style>
    <style:style style:name="P32" style:family="paragraph" style:parent-style-name="Table_20_Contents">
      <style:paragraph-properties fo:text-align="justify" style:justify-single-word="false"/>
      <style:text-properties fo:language="es" fo:country="ES" officeooo:paragraph-rsid="0028810d"/>
    </style:style>
    <style:style style:name="P33" style:family="paragraph" style:parent-style-name="Text_20_body">
      <style:paragraph-properties fo:text-align="justify" style:justify-single-word="false"/>
      <style:text-properties style:font-name="Calibri" fo:font-size="11pt" fo:language="es" fo:country="ES" officeooo:rsid="0028810d" officeooo:paragraph-rsid="0028810d" style:font-size-asian="11pt" style:font-size-complex="11pt"/>
    </style:style>
    <style:style style:name="P34" style:family="paragraph" style:parent-style-name="Heading_20_3">
      <style:paragraph-properties fo:text-align="justify" style:justify-single-word="false"/>
      <style:text-properties style:font-name="Calibri" fo:font-size="11pt" fo:language="es" fo:country="ES" officeooo:paragraph-rsid="0028810d" style:font-size-asian="11pt" style:font-size-complex="11pt"/>
    </style:style>
    <style:style style:name="P35" style:family="paragraph" style:parent-style-name="Text_20_body">
      <style:paragraph-properties fo:text-align="justify" style:justify-single-word="false"/>
      <style:text-properties officeooo:paragraph-rsid="0028810d"/>
    </style:style>
    <style:style style:name="P36" style:family="paragraph" style:parent-style-name="Text_20_body">
      <style:paragraph-properties fo:text-align="justify" style:justify-single-word="false"/>
      <style:text-properties style:font-name="Calibri" fo:font-size="11pt" fo:language="es" fo:country="ES" officeooo:paragraph-rsid="0028810d" style:font-size-asian="11pt" style:font-size-complex="11pt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alibri" fo:font-size="11pt" fo:language="es" fo:country="ES" officeooo:paragraph-rsid="0028810d" style:font-size-asian="11pt" style:font-size-complex="11pt"/>
    </style:style>
    <style:style style:name="P38" style:family="paragraph" style:parent-style-name="Text_20_body">
      <style:paragraph-properties fo:text-align="justify" style:justify-single-word="false"/>
      <style:text-properties officeooo:paragraph-rsid="0029beac"/>
    </style:style>
    <style:style style:name="P39" style:family="paragraph" style:parent-style-name="Text_20_body" style:list-style-name="">
      <style:paragraph-properties fo:margin-left="0cm" fo:margin-right="0cm" fo:text-align="justify" style:justify-single-word="false" fo:text-indent="0cm" style:auto-text-indent="false"/>
      <style:text-properties style:font-name="Calibri" fo:font-size="11pt" fo:language="es" fo:country="ES" fo:font-weight="bold" officeooo:rsid="0020fecc" officeooo:paragraph-rsid="0028810d" style:font-size-asian="11pt" style:font-weight-asian="bold" style:font-size-complex="11pt" style:font-weight-complex="bold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1pt" fo:language="es" fo:country="ES" fo:font-weight="bold" officeooo:rsid="002690fa" officeooo:paragraph-rsid="002690fa" style:font-size-asian="11pt" style:font-weight-asian="bold" style:font-size-complex="11pt" style:font-weight-complex="bold"/>
    </style:style>
    <style:style style:name="P41" style:family="paragraph" style:parent-style-name="Text_20_body">
      <style:paragraph-properties fo:text-align="justify" style:justify-single-word="false"/>
      <style:text-properties style:font-name="Calibri" fo:font-size="11pt" fo:language="es" fo:country="ES" officeooo:paragraph-rsid="002dd3c5" style:font-size-asian="11pt" style:font-size-complex="11pt"/>
    </style:style>
    <style:style style:name="P42" style:family="paragraph" style:parent-style-name="Text_20_body">
      <style:paragraph-properties fo:text-align="justify" style:justify-single-word="false"/>
      <style:text-properties fo:language="es" fo:country="ES" officeooo:rsid="002dd3c5" officeooo:paragraph-rsid="002dd3c5"/>
    </style:style>
    <style:style style:name="P43" style:family="paragraph" style:parent-style-name="Text_20_body" style:list-style-name="">
      <style:paragraph-properties fo:text-align="justify" style:justify-single-word="false"/>
      <style:text-properties style:font-name="Calibri" fo:font-size="11pt" fo:language="es" fo:country="ES" fo:font-weight="bold" officeooo:paragraph-rsid="0028810d" style:font-size-asian="11pt" style:font-weight-asian="bold" style:font-size-complex="11pt" style:font-weight-complex="bold"/>
    </style:style>
    <style:style style:name="P44" style:family="paragraph" style:parent-style-name="Heading_20_1">
      <style:paragraph-properties fo:text-align="justify" style:justify-single-word="false" fo:break-before="page"/>
      <style:text-properties fo:language="es" fo:country="ES"/>
    </style:style>
    <style:style style:name="P45" style:family="paragraph" style:parent-style-name="Standard">
      <style:paragraph-properties fo:margin-left="1.905cm" fo:margin-right="0cm" fo:text-align="justify" style:justify-single-word="false" fo:text-indent="0cm" style:auto-text-indent="false"/>
      <style:text-properties style:font-name="Calibri" fo:font-size="11pt" fo:language="es" fo:country="ES" fo:font-weight="bold" officeooo:paragraph-rsid="00196cbc" style:font-size-asian="11pt" style:font-weight-asian="bold" style:font-size-complex="11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Calibri" fo:font-size="11pt" fo:language="es" fo:country="ES" fo:font-weight="bold" officeooo:rsid="002690fa" officeooo:paragraph-rsid="002690fa" style:font-size-asian="11pt" style:font-weight-asian="bold" style:font-size-complex="11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Calibri" fo:font-size="11pt" fo:language="es" fo:country="ES" fo:font-weight="bold" officeooo:rsid="003c36ac" officeooo:paragraph-rsid="003c36ac" style:font-size-asian="11pt" style:font-weight-asian="bold" style:font-size-complex="11pt" style:font-weight-complex="bold"/>
    </style:style>
    <style:style style:name="P48" style:family="paragraph" style:parent-style-name="Standard" style:list-style-name="L2">
      <style:paragraph-properties fo:text-align="justify" style:justify-single-word="false"/>
      <style:text-properties style:font-name="Calibri" fo:font-size="11pt" fo:language="es" fo:country="ES" fo:font-weight="bold" officeooo:rsid="003c36ac" officeooo:paragraph-rsid="003c36ac" style:font-size-asian="11pt" style:font-weight-asian="bold" style:font-size-complex="11pt" style:font-weight-complex="bold"/>
    </style:style>
    <style:style style:name="P49" style:family="paragraph" style:parent-style-name="Standard" style:list-style-name="L3">
      <style:paragraph-properties fo:text-align="justify" style:justify-single-word="false"/>
      <style:text-properties style:font-name="Calibri" fo:font-size="11pt" fo:language="es" fo:country="ES" fo:font-weight="bold" officeooo:rsid="003c36ac" officeooo:paragraph-rsid="003c36ac" style:font-size-asian="11pt" style:font-weight-asian="bold" style:font-size-complex="11pt" style:font-weight-complex="bold"/>
    </style:style>
    <style:style style:name="P50" style:family="paragraph" style:parent-style-name="Standard" style:list-style-name="WW8Num1">
      <style:paragraph-properties fo:text-align="justify" style:justify-single-word="false"/>
      <style:text-properties style:font-name="Calibri" fo:font-size="11pt" fo:language="es" fo:country="ES" fo:font-weight="bold" officeooo:paragraph-rsid="00196cbc" style:font-size-asian="11pt" style:font-weight-asian="bold" style:font-size-complex="11pt" style:font-weight-complex="bold"/>
    </style:style>
    <style:style style:name="P51" style:family="paragraph" style:parent-style-name="Standard" style:list-style-name="WW8Num1">
      <style:paragraph-properties fo:text-align="justify" style:justify-single-word="false"/>
      <style:text-properties style:font-name="Calibri" fo:font-size="11pt" fo:language="es" fo:country="ES" fo:font-weight="bold" officeooo:rsid="0020fecc" officeooo:paragraph-rsid="0020fecc" style:font-size-asian="11pt" style:font-weight-asian="bold" style:font-size-complex="11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Calibri" fo:font-size="11pt" fo:language="es" fo:country="ES" fo:font-weight="bold" officeooo:paragraph-rsid="00196cbc" style:font-size-asian="11pt" style:font-weight-asian="bold" style:font-size-complex="11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Calibri" fo:font-size="11pt" fo:language="es" fo:country="ES" fo:font-weight="bold" officeooo:rsid="001f5c03" officeooo:paragraph-rsid="001f5c03" style:font-size-asian="11pt" style:font-weight-asian="bold" style:font-size-complex="11pt" style:font-weight-complex="bold"/>
    </style:style>
    <style:style style:name="P54" style:family="paragraph" style:parent-style-name="Heading_20_4">
      <style:paragraph-properties fo:text-align="justify" style:justify-single-word="false"/>
      <style:text-properties style:font-name="Calibri" fo:font-size="11pt" fo:language="es" fo:country="ES" officeooo:paragraph-rsid="0020fecc" style:font-size-asian="11pt" style:font-size-complex="11pt"/>
    </style:style>
    <style:style style:name="P55" style:family="paragraph" style:parent-style-name="Text_20_body">
      <style:paragraph-properties fo:text-align="justify" style:justify-single-word="false"/>
      <style:text-properties style:font-name="Calibri" fo:font-size="11pt" fo:language="es" fo:country="ES" fo:font-style="italic" fo:font-weight="bold" officeooo:rsid="0020fecc" officeooo:paragraph-rsid="0020fecc" style:font-name-asian="Microsoft YaHei" style:font-size-asian="11pt" style:font-style-asian="italic" style:font-weight-asian="bold" style:font-name-complex="Mangal1" style:font-size-complex="11pt" style:font-style-complex="italic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Calibri" fo:font-size="11pt" fo:language="es" fo:country="ES" fo:font-weight="bold" officeooo:rsid="0020fecc" officeooo:paragraph-rsid="0020fecc" style:font-size-asian="11pt" style:font-weight-asian="bold" style:font-size-complex="11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Calibri" fo:font-size="11pt" fo:language="es" fo:country="ES" fo:font-weight="bold" officeooo:rsid="0020fecc" officeooo:paragraph-rsid="002dd3c5" style:font-size-asian="11pt" style:font-weight-asian="bold" style:font-size-complex="11pt" style:font-weight-complex="bold"/>
    </style:style>
    <style:style style:name="P58" style:family="paragraph" style:parent-style-name="Standard" style:list-style-name="WW8Num1">
      <style:paragraph-properties fo:text-align="justify" style:justify-single-word="false"/>
      <style:text-properties style:font-name="Calibri" fo:font-size="11pt" fo:language="es" fo:country="ES" fo:font-weight="normal" officeooo:paragraph-rsid="00196cbc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Calibri" fo:font-size="11pt" fo:language="es" fo:country="ES" fo:font-weight="normal" officeooo:rsid="002e6617" officeooo:paragraph-rsid="002e6617" style:font-size-asian="11pt" style:font-weight-asian="normal" style:font-size-complex="11pt" style:font-weight-complex="normal"/>
    </style:style>
    <style:style style:name="P60" style:family="paragraph" style:parent-style-name="Standard" style:list-style-name="WW8Num1">
      <style:paragraph-properties fo:text-align="justify" style:justify-single-word="false"/>
      <style:text-properties officeooo:paragraph-rsid="00196cbc"/>
    </style:style>
    <style:style style:name="P61" style:family="paragraph" style:parent-style-name="Standard">
      <style:paragraph-properties fo:text-align="justify" style:justify-single-word="false"/>
      <style:text-properties officeooo:paragraph-rsid="00196cbc"/>
    </style:style>
    <style:style style:name="P62" style:family="paragraph" style:parent-style-name="Standard">
      <style:paragraph-properties fo:text-align="justify" style:justify-single-word="false"/>
      <style:text-properties style:font-name="Calibri" fo:font-size="11pt" fo:language="es" fo:country="ES" fo:font-weight="normal" officeooo:paragraph-rsid="00196cbc" style:font-size-asian="11pt" style:font-weight-asian="normal" style:font-size-complex="11pt" style:font-weight-complex="normal"/>
    </style:style>
    <style:style style:name="P63" style:family="paragraph" style:parent-style-name="Standard" style:list-style-name="WW8Num1">
      <style:paragraph-properties fo:text-align="justify" style:justify-single-word="false"/>
      <style:text-properties style:font-name="Calibri" fo:font-size="11pt" fo:language="es" fo:country="ES" fo:font-weight="normal" officeooo:rsid="002dd3c5" officeooo:paragraph-rsid="002dd3c5" style:font-size-asian="11pt" style:font-weight-asian="normal" style:font-size-complex="11pt" style:font-weight-complex="normal"/>
    </style:style>
    <style:style style:name="P64" style:family="paragraph" style:parent-style-name="Standard" style:list-style-name="WW8Num1">
      <style:paragraph-properties fo:text-align="justify" style:justify-single-word="false"/>
      <style:text-properties style:font-name="Calibri" fo:font-size="11pt" fo:language="es" fo:country="ES" fo:font-weight="bold" officeooo:rsid="002dd3c5" officeooo:paragraph-rsid="002dd3c5" style:font-size-asian="11pt" style:font-weight-asian="bold" style:font-size-complex="11pt" style:font-weight-complex="bold"/>
    </style:style>
    <style:style style:name="P65" style:family="paragraph" style:parent-style-name="Standard" style:list-style-name="WW8Num1">
      <style:paragraph-properties fo:text-align="justify" style:justify-single-word="false"/>
      <style:text-properties style:font-name="Calibri" fo:font-size="11pt" fo:language="es" fo:country="ES" fo:font-weight="normal" officeooo:paragraph-rsid="002e6617" style:font-size-asian="11pt" style:font-weight-asian="normal" style:font-size-complex="11pt" style:font-weight-complex="normal"/>
    </style:style>
    <style:style style:name="P66" style:family="paragraph" style:parent-style-name="Standard" style:list-style-name="WW8Num1">
      <style:paragraph-properties fo:text-align="justify" style:justify-single-word="false"/>
      <style:text-properties style:font-name="Calibri" fo:font-size="11pt" fo:language="es" fo:country="ES" fo:font-weight="bold" officeooo:paragraph-rsid="002dd3c5" style:font-size-asian="11pt" style:font-weight-asian="bold" style:font-size-complex="11pt" style:font-weight-complex="bold"/>
    </style:style>
    <style:style style:name="P67" style:family="paragraph" style:parent-style-name="Standard" style:list-style-name="WW8Num1">
      <style:paragraph-properties fo:text-align="justify" style:justify-single-word="false"/>
      <style:text-properties style:font-name="Calibri" fo:font-size="11pt" fo:language="es" fo:country="ES" fo:font-weight="bold" officeooo:paragraph-rsid="001d8622" style:font-size-asian="11pt" style:font-weight-asian="bold" style:font-size-complex="11pt" style:font-weight-complex="bold"/>
    </style:style>
    <style:style style:name="P68" style:family="paragraph" style:parent-style-name="Standard" style:list-style-name="WW8Num1">
      <style:paragraph-properties fo:text-align="justify" style:justify-single-word="false"/>
      <style:text-properties style:font-name="Calibri" fo:font-size="11pt" fo:language="es" fo:country="ES" fo:font-weight="bold" officeooo:paragraph-rsid="002c3761" style:font-size-asian="11pt" style:font-weight-asian="bold" style:font-size-complex="11pt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font-name="Calibri" fo:font-size="11pt" fo:language="es" fo:country="ES" fo:font-weight="bold" officeooo:paragraph-rsid="002c3761" style:font-size-asian="11pt" style:font-weight-asian="bold" style:font-size-complex="11pt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font-name="Calibri" fo:font-size="11pt" fo:language="es" fo:country="ES" fo:font-weight="bold" officeooo:paragraph-rsid="0034c874" style:font-size-asian="11pt" style:font-weight-asian="bold" style:font-size-complex="11pt" style:font-weight-complex="bold"/>
    </style:style>
    <style:style style:name="P71" style:family="paragraph" style:parent-style-name="Standard">
      <style:paragraph-properties fo:text-align="justify" style:justify-single-word="false"/>
      <style:text-properties style:font-name="Calibri" fo:font-size="11pt" fo:language="es" fo:country="ES" fo:font-weight="bold" officeooo:rsid="0034c874" officeooo:paragraph-rsid="0034c874" style:font-size-asian="11pt" style:font-weight-asian="bold" style:font-size-complex="11pt" style:font-weight-complex="bold"/>
    </style:style>
    <style:style style:name="P72" style:family="paragraph" style:parent-style-name="Heading_20_3">
      <style:paragraph-properties fo:text-align="justify" style:justify-single-word="false"/>
    </style:style>
    <style:style style:name="P73" style:family="paragraph" style:parent-style-name="Standard">
      <style:paragraph-properties fo:text-align="justify" style:justify-single-word="false" fo:break-before="page"/>
      <style:text-properties style:font-name="Calibri" fo:font-size="11pt" fo:language="es" fo:country="ES" fo:font-weight="bold" officeooo:paragraph-rsid="002c3761" style:font-size-asian="11pt" style:font-weight-asian="bold" style:font-size-complex="11pt" style:font-weight-complex="bold"/>
    </style:style>
    <style:style style:name="P74" style:family="paragraph" style:parent-style-name="Standard" style:list-style-name="WW8Num1">
      <style:paragraph-properties fo:text-align="justify" style:justify-single-word="false"/>
      <style:text-properties style:font-name="Calibri" fo:font-size="11pt" fo:language="es" fo:country="ES" fo:font-weight="bold" officeooo:paragraph-rsid="002e33aa" style:font-size-asian="11pt" style:font-weight-asian="bold" style:font-size-complex="11pt" style:font-weight-complex="bold"/>
    </style:style>
    <style:style style:name="P75" style:family="paragraph" style:parent-style-name="Standard">
      <style:paragraph-properties fo:text-align="justify" style:justify-single-word="false"/>
      <style:text-properties style:font-name="Calibri" fo:font-size="11pt" fo:language="es" fo:country="ES" fo:font-weight="bold" officeooo:paragraph-rsid="002e33aa" style:font-size-asian="11pt" style:font-weight-asian="bold" style:font-size-complex="11pt" style:font-weight-complex="bold"/>
    </style:style>
    <style:style style:name="P76" style:family="paragraph" style:parent-style-name="Standard">
      <style:paragraph-properties fo:text-align="justify" style:justify-single-word="false"/>
      <style:text-properties style:font-name="Calibri" fo:font-size="11pt" fo:language="es" fo:country="ES" fo:font-weight="bold" officeooo:rsid="002e33aa" officeooo:paragraph-rsid="002e33aa" style:font-size-asian="11pt" style:font-weight-asian="bold" style:font-size-complex="11pt" style:font-weight-complex="bold"/>
    </style:style>
    <style:style style:name="P77" style:family="paragraph" style:parent-style-name="Standard">
      <style:paragraph-properties fo:text-align="justify" style:justify-single-word="false"/>
      <style:text-properties style:font-name="Calibri" fo:font-size="11pt" fo:language="es" fo:country="ES" fo:font-weight="bold" officeooo:rsid="003900c4" officeooo:paragraph-rsid="003900c4" style:font-size-asian="11pt" style:font-weight-asian="bold" style:font-size-complex="11pt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font-name="Calibri" fo:font-size="11pt" fo:language="es" fo:country="ES" fo:font-weight="bold" officeooo:rsid="003900c4" officeooo:paragraph-rsid="003ae41f" style:font-size-asian="11pt" style:font-weight-asian="bold" style:font-size-complex="11pt" style:font-weight-complex="bold"/>
    </style:style>
    <style:style style:name="P79" style:family="paragraph" style:parent-style-name="Standard">
      <style:paragraph-properties fo:text-align="justify" style:justify-single-word="false"/>
      <style:text-properties style:font-name="Calibri" fo:font-size="11pt" fo:language="es" fo:country="ES" fo:font-weight="bold" officeooo:paragraph-rsid="002dd3c5" style:font-size-asian="11pt" style:font-weight-asian="bold" style:font-size-complex="11pt" style:font-weight-complex="bold"/>
    </style:style>
    <style:style style:name="P80" style:family="paragraph" style:parent-style-name="Standard">
      <style:paragraph-properties fo:text-align="justify" style:justify-single-word="false"/>
      <style:text-properties style:font-name="Calibri" fo:font-size="11pt" fo:language="es" fo:country="ES" fo:font-weight="bold" officeooo:rsid="003ae41f" officeooo:paragraph-rsid="003ae41f" style:font-size-asian="11pt" style:font-weight-asian="bold" style:font-size-complex="11pt" style:font-weight-complex="bold"/>
    </style:style>
    <style:style style:name="P81" style:family="paragraph" style:parent-style-name="Standard">
      <style:paragraph-properties fo:text-align="justify" style:justify-single-word="false"/>
      <style:text-properties style:font-name="Calibri" fo:font-size="11pt" fo:language="es" fo:country="ES" fo:font-weight="bold" officeooo:rsid="001c26ed" officeooo:paragraph-rsid="002c3761" style:font-size-asian="11pt" style:font-weight-asian="bold" style:font-size-complex="11pt" style:font-weight-complex="bold"/>
    </style:style>
    <style:style style:name="T1" style:family="text">
      <style:text-properties officeooo:rsid="0024d728"/>
    </style:style>
    <style:style style:name="T2" style:family="text">
      <style:text-properties fo:font-size="18.2000007629395pt" fo:font-weight="bold" officeooo:rsid="001a445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2690fa"/>
    </style:style>
    <style:style style:name="T4" style:family="tex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Calibri" fo:font-size="11pt" fo:font-weight="normal" officeooo:rsid="002690fa" style:font-size-asian="11pt" style:font-weight-asian="normal" style:font-size-complex="11pt" style:font-weight-complex="normal"/>
    </style:style>
    <style:style style:name="T6" style:family="text">
      <style:text-properties fo:font-weight="bold"/>
    </style:style>
    <style:style style:name="T7" style:family="text">
      <style:text-properties style:text-position="super 58%"/>
    </style:style>
    <style:style style:name="T8" style:family="text">
      <style:text-properties fo:language="es" fo:country="ES" fo:font-weight="bold"/>
    </style:style>
    <style:style style:name="T9" style:family="text">
      <style:text-properties fo:language="es" fo:country="ES"/>
    </style:style>
    <style:style style:name="T10" style:family="text">
      <style:text-properties officeooo:rsid="0020fecc"/>
    </style:style>
    <style:style style:name="T11" style:family="text">
      <style:text-properties fo:font-style="italic" fo:font-weight="bold" officeooo:rsid="0020fecc" style:font-name-asian="Microsoft YaHei" style:font-style-asian="italic" style:font-weight-asian="bold" style:font-name-complex="Mangal1" style:font-style-complex="italic" style:font-weight-complex="bold"/>
    </style:style>
    <style:style style:name="T12" style:family="text">
      <style:text-properties style:text-position="super 58%" officeooo:rsid="002dd3c5"/>
    </style:style>
    <style:style style:name="T13" style:family="text">
      <style:text-properties officeooo:rsid="0028810d"/>
    </style:style>
    <style:style style:name="T14" style:family="text">
      <style:text-properties officeooo:rsid="002dd3c5"/>
    </style:style>
    <style:style style:name="T15" style:family="text">
      <style:text-properties officeooo:rsid="0032cc9d"/>
    </style:style>
    <style:style style:name="T16" style:family="text">
      <style:text-properties style:font-name="Calibri" fo:font-size="11pt" fo:font-weight="normal" officeooo:rsid="002dd3c5" style:font-size-asian="11pt" style:font-weight-asian="normal" style:font-size-complex="11pt" style:font-weight-complex="normal"/>
    </style:style>
    <style:style style:name="T17" style:family="text">
      <style:text-properties style:font-name="Calibri" fo:font-size="11pt" fo:font-weight="normal" officeooo:rsid="0020fecc" style:font-size-asian="11pt" style:font-weight-asian="normal" style:font-size-complex="11pt" style:font-weight-complex="normal"/>
    </style:style>
    <style:style style:name="T18" style:family="text">
      <style:text-properties style:font-name="Liberation Sans" fo:font-size="14.1000003814697pt" fo:font-weight="bold" officeooo:rsid="0028810d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9" style:family="text">
      <style:text-properties style:font-name="Calibri" fo:font-size="11pt" fo:font-weight="bold" officeooo:rsid="0020fecc" style:font-size-asian="11pt" style:font-weight-asian="bold" style:font-size-complex="11pt" style:font-weight-complex="bold"/>
    </style:style>
    <style:style style:name="T20" style:family="text">
      <style:text-properties style:font-name="Calibri" fo:font-size="11pt" fo:font-weight="normal" officeooo:rsid="0028810d" style:font-size-asian="11pt" style:font-weight-asian="normal" style:font-size-complex="11pt" style:font-weight-complex="normal"/>
    </style:style>
    <style:style style:name="T21" style:family="text">
      <style:text-properties officeooo:rsid="001c5ef2"/>
    </style:style>
    <style:style style:name="T22" style:family="text">
      <style:text-properties fo:font-weight="normal" officeooo:rsid="0020fecc" style:font-weight-asian="normal" style:font-weight-complex="normal"/>
    </style:style>
    <style:style style:name="T23" style:family="text">
      <style:text-properties fo:font-weight="normal" officeooo:rsid="001c5ef2" style:font-weight-asian="normal" style:font-weight-complex="normal"/>
    </style:style>
    <style:style style:name="T24" style:family="text">
      <style:text-properties style:font-name="Calibri" fo:font-size="11pt" style:font-size-asian="11pt" style:font-size-complex="11pt"/>
    </style:style>
    <style:style style:name="T25" style:family="text">
      <style:text-properties style:font-name="Calibri" fo:font-size="11pt" officeooo:rsid="0028810d" style:font-size-asian="11pt" style:font-size-complex="11pt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font-name="Calibri" fo:font-size="11pt" fo:language="es" fo:country="ES" style:font-size-asian="11pt" style:font-size-complex="11pt"/>
    </style:style>
    <style:style style:name="T28" style:family="text">
      <style:text-properties style:font-name="Calibri" fo:font-size="11pt" fo:language="es" fo:country="ES" officeooo:rsid="0028810d" style:font-size-asian="11pt" style:font-size-complex="11pt"/>
    </style:style>
    <style:style style:name="T29" style:family="text">
      <style:text-properties style:font-name="Calibri" fo:font-size="11pt" fo:language="es" fo:country="ES" fo:font-weight="bold" officeooo:rsid="0028810d" style:font-size-asian="11pt" style:font-weight-asian="bold" style:font-size-complex="11pt" style:font-weight-complex="bold"/>
    </style:style>
    <style:style style:name="T30" style:family="text">
      <style:text-properties style:font-name="Calibri" fo:font-size="11pt" fo:language="es" fo:country="ES" fo:font-weight="normal" officeooo:rsid="0020fecc" style:font-size-asian="11pt" style:font-weight-asian="normal" style:font-size-complex="11pt" style:font-weight-complex="normal"/>
    </style:style>
    <style:style style:name="T31" style:family="text">
      <style:text-properties style:font-name="Calibri" fo:font-size="11pt" fo:language="es" fo:country="ES" fo:font-weight="normal" officeooo:rsid="0028810d" style:font-size-asian="11pt" style:font-weight-asian="normal" style:font-size-complex="11pt" style:font-weight-complex="normal"/>
    </style:style>
    <style:style style:name="T32" style:family="text">
      <style:text-properties style:font-name="Calibri" fo:font-size="11pt" fo:language="es" fo:country="ES" officeooo:rsid="0029beac" style:font-size-asian="11pt" style:font-size-complex="11pt"/>
    </style:style>
    <style:style style:name="T33" style:family="text">
      <style:text-properties officeooo:rsid="0029beac"/>
    </style:style>
    <style:style style:name="T34" style:family="text">
      <style:text-properties style:text-position="-33% 80%"/>
    </style:style>
    <style:style style:name="T35" style:family="text">
      <style:text-properties style:text-position="super 58%" style:font-name="Calibri" fo:font-size="11pt" fo:font-weight="bold" style:font-size-asian="11pt" style:font-weight-asian="bold" style:font-size-complex="11pt" style:font-weight-complex="bold"/>
    </style:style>
    <style:style style:name="T36" style:family="text">
      <style:text-properties officeooo:rsid="003c36ac"/>
    </style:style>
    <style:style style:name="T37" style:family="text">
      <style:text-properties officeooo:rsid="002e6617"/>
    </style:style>
    <style:style style:name="T38" style:family="text">
      <style:text-properties style:font-name="Calibri" fo:font-size="11pt" fo:language="es" fo:country="ES" fo:font-weight="normal" style:font-size-asian="11pt" style:font-weight-asian="normal" style:font-size-complex="11pt" style:font-weight-complex="normal"/>
    </style:style>
    <style:style style:name="T39" style:family="text">
      <style:text-properties style:font-name="Calibri" fo:font-size="11pt" fo:language="es" fo:country="ES" fo:font-weight="normal" officeooo:rsid="0033b82f" style:font-size-asian="11pt" style:font-weight-asian="normal" style:font-size-complex="11pt" style:font-weight-complex="normal"/>
    </style:style>
    <style:style style:name="T40" style:family="text">
      <style:text-properties officeooo:rsid="0033b82f"/>
    </style:style>
    <style:style style:name="T41" style:family="text">
      <style:text-properties style:text-position="super 58%" officeooo:rsid="002e6617"/>
    </style:style>
    <style:style style:name="T42" style:family="text">
      <style:text-properties officeooo:rsid="003727fa"/>
    </style:style>
    <style:style style:name="T43" style:family="text">
      <style:text-properties officeooo:rsid="002e33aa"/>
    </style:style>
    <style:style style:name="T44" style:family="text">
      <style:text-properties style:text-position="super 58%" officeooo:rsid="002e33aa"/>
    </style:style>
    <style:style style:name="T45" style:family="text">
      <style:text-properties officeooo:rsid="003ae41f"/>
    </style:style>
    <style:style style:name="T46" style:family="text">
      <style:text-properties officeooo:rsid="003c2da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frame-display-border="true" draw:frame-margin-horizontal="0px" draw:frame-margin-vertical="0px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Objeto2" text:anchor-type="page" text:anchor-page-number="1" svg:x="0cm" svg:y="0cm" svg:width="21.001cm" svg:height="0.041cm" draw:z-index="16">
        <draw:floating-frame xlink:href="https://googleads.g.doubleclick.net/pagead/ads?client=ca-pub-3728129645927123&amp;output=html&amp;h=280&amp;adk=1739176250&amp;adf=4160477635&amp;pi=t.aa~a.2892135691~i.81~rp.4&amp;w=1140&amp;fwrn=4&amp;fwrnh=100&amp;lmt=1640271851&amp;num_ads=1&amp;rafmt=1&amp;armr=3&amp;sem=mc&amp;pwprc=1303043844&amp;psa=1&amp;ad_type=text_image&amp;format=1140x280&amp;url=http%3A%2F%2Fbinario.org.es%2Fconversor-binario-a-flotante-double-ieee754-a-decimal.php&amp;flash=0&amp;fwr=0&amp;pra=3&amp;rh=200&amp;rw=1140&amp;rpe=1&amp;resp_fmts=3&amp;wgl=1&amp;fa=27&amp;dt=1640271851685&amp;bpp=1&amp;bdt=675&amp;idt=-M&amp;shv=r20211207&amp;mjsv=m202112060101&amp;ptt=9&amp;saldr=aa&amp;abxe=1&amp;cookie=ID%3Da981136a6bdc76d4-2278e1347ea600af%3AT%3D1606814060%3ART%3D1606814060%3AS%3DALNI_MaKUYJBKw9oisQvUd9uChkwoz49Qw&amp;prev_fmts=0x0%2C1140x280&amp;prev_slotnames=0953116525%2C4465951208&amp;nras=3&amp;correlator=3990697120931&amp;frm=20&amp;pv=1&amp;ga_vid=38086812.1640271851&amp;ga_sid=1640271851&amp;ga_hid=2090182879&amp;ga_fc=0&amp;u_tz=60&amp;u_his=5&amp;u_h=864&amp;u_w=1536&amp;u_ah=824&amp;u_aw=1536&amp;u_cd=24&amp;u_sd=1.25&amp;adx=190&amp;ady=2424&amp;biw=1519&amp;bih=739&amp;scr_x=0&amp;scr_y=42&amp;eid=44750774&amp;oid=2&amp;pvsid=705400210273318&amp;pem=261&amp;tmod=963&amp;ref=http%3A%2F%2Fbinario.org.es%2Fconversor-binario-a-flotante-double-ieee754-a-decimal.php&amp;eae=0&amp;fc=1408&amp;brdim=-7%2C-7%2C-7%2C-7%2C1536%2C0%2C1550%2C838%2C1536%2C739&amp;vis=1&amp;rsz=%7C%7Cs%7C&amp;abl=NS&amp;fu=128&amp;bc=23&amp;ifi=6&amp;uci=a!6&amp;btvi=3&amp;fsb=1&amp;xpc=XmGYuMnvhA&amp;p=http%3A//binario.org.es&amp;dtd=84" xlink:type="simple" xlink:show="embed" xlink:actuate="onLoad" draw:frame-name="aswift_5"/>
      </draw:frame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2">Daniel </text:p>
          </table:table-cell>
          <table:table-cell table:style-name="Tabla1.A1" office:value-type="string">
            <text:p text:style-name="P1">Curso</text:p>
          </table:table-cell>
          <table:table-cell table:style-name="Tabla1.D1" office:value-type="string">
            <text:p text:style-name="P2">1ºDAW</text:p>
          </table:table-cell>
        </table:table-row>
        <table:table-row>
          <table:table-cell table:style-name="Tabla1.A2" office:value-type="string">
            <text:p text:style-name="P1">Apellidos</text:p>
          </table:table-cell>
          <table:table-cell table:style-name="Tabla1.A2" office:value-type="string">
            <text:p text:style-name="P2">Santana Bueno</text:p>
          </table:table-cell>
          <table:table-cell table:style-name="Tabla1.A2" office:value-type="string">
            <text:p text:style-name="P1">Fecha</text:p>
          </table:table-cell>
          <table:table-cell table:style-name="Tabla1.D2" office:value-type="string">
            <text:p text:style-name="P3"/>
          </table:table-cell>
        </table:table-row>
      </table:table>
      <text:h text:style-name="P4" text:outline-level="1"><text:bookmark-start text:name="__RefHeading___Toc1055_4180954768"/>Practica 0<text:span text:style-name="T1">5</text:span>.- binario <text:span text:style-name="T1">de punto </text:span><text:span text:style-name="T2">flotante</text:span><text:bookmark-end text:name="__RefHeading___Toc1055_4180954768"/></text:h>
      <text:p text:style-name="P5"/>
      <text:p text:style-name="P6"/>
      <text:list xml:id="list276406055" text:style-name="WW8Num1">
        <text:list-header>
          <text:p text:style-name="P7"/>
        </text:list-header>
      </text:list>
      <text:h text:style-name="P8" text:outline-level="3">El formato Científico o de notacion <text:s/>exponencial</text:h>
      <text:p text:style-name="P9"><text:span text:style-name="T3">Este formato </text:span>muestra un número en notación exponencial, reemplazando parte del número por E+n,en el que E (exponente) multiplica el número anterior por 10 a la potencia n. </text:p>
      <text:p text:style-name="P9"/>
      <text:p text:style-name="P9">Por ejemplo, un formato científico de 2 decimales muestra 12345678901 como 1,23E+10, que es 1,23 veces 10 a la décima potencia.</text:p>
      <text:p text:style-name="P9"/>
      <text:p text:style-name="P10"><text:span text:style-name="T4">Por ejemplo, un formato científico de </text:span><text:span text:style-name="T5">10</text:span><text:span text:style-name="T4"> decimales muestra 12345678901 como 1,23E+10, que es 1,23 veces 10 a la décima potencia.</text:span></text:p>
      <text:p text:style-name="P9"/>
      <text:p text:style-name="P11">La notación científica se usa para representar números reales. Siendo <text:span text:style-name="T6">r</text:span> el número real a representar, la representación en notación científica está compuesta de tres partes: </text:p>
      <text:p text:style-name="P12"><text:tab/>r = c ⋅ b <text:span text:style-name="T7">e</text:span></text:p>
      <text:list text:style-name="L1">
        <text:list-item>
          <text:p text:style-name="P13"><text:span text:style-name="T6">c</text:span>. El <text:span text:style-name="T6">coeficiente</text:span>, formado por un número real con un solo dígito entero seguido de una coma (o punto) y de varios dígitos fraccionarios. </text:p>
        </text:list-item>
        <text:list-item>
          <text:p text:style-name="P14"><text:span text:style-name="T8">b</text:span><text:span text:style-name="T9">. La </text:span><text:span text:style-name="T8">base</text:span><text:span text:style-name="T9">, que en nuestro </text:span><text:a xlink:type="simple" xlink:href="https://es.wikipedia.org/wiki/Sistema_de_numeración_decimal" text:style-name="Internet_20_link" text:visited-style-name="Visited_20_Internet_20_Link">sistema decimal</text:a><text:span text:style-name="T9"> es 10, y en el </text:span><text:a xlink:type="simple" xlink:href="https://es.wikipedia.org/wiki/Sistema_binario" text:style-name="Internet_20_link" text:visited-style-name="Visited_20_Internet_20_Link">sistema binario</text:a><text:span text:style-name="T9"> de los computadores es 2. </text:span></text:p>
        </text:list-item>
        <text:list-item>
          <text:p text:style-name="P15"><text:span text:style-name="T6">e</text:span>. El <text:span text:style-name="T6">exponente</text:span> entero, el cual eleva la base a una potencia.</text:p>
        </text:list-item>
      </text:list>
      <text:p text:style-name="P9"/>
      <text:h text:style-name="P8" text:outline-level="3">Pasa los siguientes números a binario <text:s/>IEEE754 a 32 <text:s/>bits</text:h>
      <text:h text:style-name="P16" text:outline-level="4">Identificar las partes tipo de número <text:span text:style-name="T10">y ponerlo en modo </text:span><text:span text:style-name="T11">fraccionario</text:span></text:h>
      <text:p text:style-name="P17">24,25 = <text:s/>11000,01 = 1,100001 * 2<text:span text:style-name="T12">4</text:span></text:p>
      <text:p text:style-name="P18">Mantisa = 1100001 =&gt; el primer 1 se quita siempre =&gt; 100001 <text:span text:style-name="T13">y se le añaden hasta 23 bits por detras <text:s/></text:span>100001 <text:span text:style-name="T13">0000 00000 00000 000</text:span></text:p>
      <text:p text:style-name="P17"/>
      <text:p text:style-name="P17">Exponente = <text:span text:style-name="T14">4</text:span> <text:s/>+ 127 = 1<text:span text:style-name="T15">31</text:span> = <text:span text:style-name="T14">10000011</text:span></text:p>
      <text:p text:style-name="P19">signo = <text:s/>0 </text:p>
      <text:p text:style-name="P20"/>
      <text:p text:style-name="P21">Signo – <text:span text:style-name="T13">Exponente – Mantisa </text:span></text:p>
      <text:p text:style-name="P22">0 – <text:span text:style-name="T16">10000011</text:span><text:span text:style-name="T17"> - <text:s/>100001 </text:span><text:span text:style-name="T4">0000 00000 00000 000</text:span></text:p>
      <text:h text:style-name="P23" text:outline-level="3"><text:soft-page-break/>Pasa los siguientes números a binario <text:s/>IEEE754 a <text:span text:style-name="T18">64</text:span> <text:s/>bits</text:h>
      <text:h text:style-name="P24" text:outline-level="4">Identificar las partes tipo de número <text:span text:style-name="T10">y ponerlo en modo </text:span><text:span text:style-name="T11">fraccionario</text:span></text:h>
      <text:p text:style-name="P25">-24,25 = <text:s/>11000,01 = 1,100001 * 2<text:span text:style-name="T12">4</text:span></text:p>
      <text:p text:style-name="P26"><text:span text:style-name="T19">Mantisa = 1100001 =&gt; el primer 1 se quita siempre =&gt; </text:span><text:span text:style-name="T17"><text:s/>100001 </text:span><text:span text:style-name="T20">y se le añaden hasta 64 bits por detras <text:s/></text:span><text:span text:style-name="T17">100001 </text:span><text:span text:style-name="T20">000000000000000000000000000</text:span><text:span text:style-name="T17">0000</text:span><text:span text:style-name="T20">000000000000000000000000000</text:span></text:p>
      <text:p text:style-name="P25">Exponente = <text:span text:style-name="T14">4</text:span> <text:s/>+ 1<text:span text:style-name="T13">023</text:span> = 1<text:span text:style-name="T13">0</text:span>2<text:span text:style-name="T14">7</text:span> = <text:span text:style-name="T14">10000000011</text:span></text:p>
      <text:p text:style-name="P27">signo = <text:s/><text:span text:style-name="T13">1</text:span> </text:p>
      <text:p text:style-name="P20"/>
      <text:p text:style-name="P28">Signo – <text:span text:style-name="T13">Exponente – Mantisa </text:span></text:p>
      <text:p text:style-name="P29">1 – <text:span text:style-name="T14">10000000011</text:span><text:span text:style-name="T10"> - <text:s/>100001 </text:span>000000000000000000000000000<text:span text:style-name="T10">0000</text:span>000000000000000000000000000</text:p>
      <text:p text:style-name="P20"/>
      <text:h text:style-name="P23" text:outline-level="3">Pasa los siguientes números <text:s/>binario <text:s/>IEEE754 a <text:s/><text:span text:style-name="T18">32</text:span> bits <text:span text:style-name="T13">a Decimal</text:span></text:h>
      <text:h text:style-name="P30" text:outline-level="2" text:is-list-header="true"><text:span text:style-name="T21">Ejemplo 1 10000001 </text:span><text:span text:style-name="T22">1000</text:span><text:span text:style-name="T23">10</text:span><text:span text:style-name="T22"> </text:span><text:span text:style-name="T23">0000 00000 00000 000 </text:span>a Decimal </text:h>
      <text:h text:style-name="P24" text:outline-level="4" text:is-list-header="true">Identificar las partes tipo de número </text:h>
      <text:p text:style-name="P28"><text:span text:style-name="T24">Este número está compuesto de </text:span><text:span text:style-name="T25">32</text:span><text:span text:style-name="T24"> Bits en este formato: </text:span></text:p>
      <text:p text:style-name="P28"><text:span text:style-name="T24">Signo(1bit) - Exponente(</text:span><text:span text:style-name="T25">8</text:span><text:span text:style-name="T24"> bits) - Mantisa(</text:span><text:span text:style-name="T25">23</text:span><text:span text:style-name="T24"> bits) <text:s/>En nuestro número 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table:number-columns-spanned="3" office:value-type="string">
            <text:p text:style-name="P31">1100000000111000000000000000000000000000000000000000000000000000 </text:p>
          </table:table-cell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31">Signo(1 bit) </text:p>
          </table:table-cell>
          <table:table-cell table:style-name="Tabla3.B2" office:value-type="string">
            <text:p text:style-name="P32"><text:span text:style-name="T24">Exponente(</text:span><text:span text:style-name="T25">8</text:span><text:span text:style-name="T24"> bits) </text:span></text:p>
          </table:table-cell>
          <table:table-cell table:style-name="Tabla3.B2" office:value-type="string">
            <text:p text:style-name="P32"><text:span text:style-name="T24">Mantisa(</text:span><text:span text:style-name="T25">23</text:span><text:span text:style-name="T24"> bits) </text:span></text:p>
          </table:table-cell>
        </table:table-row>
        <table:table-row table:style-name="Tabla3.3">
          <table:table-cell table:style-name="Tabla3.A3" office:value-type="string">
            <text:p text:style-name="P31">1 </text:p>
          </table:table-cell>
          <table:table-cell table:style-name="Tabla3.B3" office:value-type="string">
            <text:p text:style-name="P31">100<text:span text:style-name="T13">0</text:span>00<text:span text:style-name="T13">1</text:span>1 </text:p>
          </table:table-cell>
          <table:table-cell table:style-name="Tabla3.B3" office:value-type="string">
            <text:p text:style-name="P33"><text:span text:style-name="T22">1000</text:span><text:span text:style-name="T26">10</text:span><text:span text:style-name="T22"> </text:span><text:span text:style-name="T26">0000 00000 00000 000</text:span></text:p>
          </table:table-cell>
        </table:table-row>
      </table:table>
      <text:h text:style-name="P34" text:outline-level="3">Identificar El Signo </text:h>
      <text:p text:style-name="P35"><text:span text:style-name="T27">Signo del numero depende del primer valor en este caso 1 <text:s/>por lo que este numero es </text:span><text:span text:style-name="Strong_20_Emphasis"><text:span text:style-name="T27">Negativo</text:span></text:span><text:span text:style-name="T27"> </text:span></text:p>
      <text:h text:style-name="P34" text:outline-level="3">Identificar el El Exponente </text:h>
      <text:p text:style-name="P35"><text:span text:style-name="T27">Exponente es un Número de 11 bits que son los digitos binarios del 1 al </text:span><text:span text:style-name="T28">9</text:span><text:span text:style-name="T27"> en este caso 10000000011 <text:s text:c="2"/></text:span><text:span text:style-name="Strong_20_Emphasis"><text:span text:style-name="T27">En nuestro Caso el Exponente 100</text:span></text:span><text:span text:style-name="Strong_20_Emphasis"><text:span text:style-name="T28">0</text:span></text:span><text:span text:style-name="Strong_20_Emphasis"><text:span text:style-name="T27">0001 con desplalazamiento </text:span></text:span><text:span text:style-name="Strong_20_Emphasis"><text:span text:style-name="T29">127</text:span></text:span><text:span text:style-name="Strong_20_Emphasis"><text:span text:style-name="T27"> es <text:s text:c="2"/></text:span></text:span></text:p>
      <text:p text:style-name="P35"><text:span text:style-name="Strong_20_Emphasis"><text:span text:style-name="T28">10000011 <text:s/>= 131 =&gt; 131 – 127 =4</text:span></text:span></text:p>
      <text:p text:style-name="P35"><text:span text:style-name="Strong_20_Emphasis"><text:span text:style-name="T28">Exponente = 4</text:span></text:span></text:p>
      <text:h text:style-name="P34" text:outline-level="3">Identificar La Mantisa</text:h>
      <text:p text:style-name="P36"><text:span text:style-name="T13">la Mantisa </text:span>queda entre <text:span text:style-name="T13">9</text:span> y <text:span text:style-name="T13">32</text:span> </text:p>
      <text:p text:style-name="P35"><text:span text:style-name="T27">Este es un caso de </text:span><text:span text:style-name="Strong_20_Emphasis"><text:span text:style-name="T27">mantisa normalizada</text:span></text:span><text:span text:style-name="T27"> luego hay que añadir un 1 delante de la mantisa </text:span><text:span text:style-name="T28">1</text:span><text:span text:style-name="T30">1000</text:span><text:span text:style-name="T31">1</text:span></text:p>
      <text:p text:style-name="P37"><text:bookmark text:name="aswift_5_anchor1"/><text:bookmark text:name="aswift_5_expand1"/><text:bookmark text:name="aswift_6_anchor1"/><text:bookmark text:name="aswift_6_expand1"/>Tenemos un numero de binario fraccionario con la coma desplazada <text:span text:style-name="T13">3</text:span> posiciones </text:p>
      <text:p text:style-name="P38"><text:span text:style-name="T27">y la mantisa fraccionaria queda como <text:s/></text:span><text:span text:style-name="T31">1</text:span><text:span text:style-name="T30">100,0</text:span><text:span text:style-name="T31">1</text:span><text:span text:style-name="Strong_20_Emphasis"><text:span text:style-name="T27"> </text:span></text:span><text:span text:style-name="T27">Este numero se resuelve como el binario fraccionario. <text:s/>24.</text:span><text:span text:style-name="T32">25</text:span></text:p>
      <text:h text:style-name="P39" text:outline-level="1">En resumen el numero equivale en decimal <text:s/>a <text:span text:style-name="T33">24,25</text:span><text:span text:style-name="T34">(10</text:span> </text:h>
      <text:p text:style-name="P40"><text:soft-page-break/></text:p>
      <text:h text:style-name="P8" text:outline-level="3">Pasa los siguientes números <text:s/>binario <text:s/>IEEE754 a <text:s/>64 bits <text:span text:style-name="T13">a Decimal</text:span></text:h>
      <text:h text:style-name="P30" text:outline-level="2" text:is-list-header="true"><text:span text:style-name="T21">Ejemplo </text:span>1 10000000011 1000000000000000000000000000000000000000000000000000 a Decimal </text:h>
      <text:h text:style-name="P24" text:outline-level="4" text:is-list-header="true">Identificar las partes tipo de número </text:h>
      <text:p text:style-name="P36">Este número está compuesto de 64 Bits en este formato: </text:p>
      <text:p text:style-name="P36">Signo(1bit) - Exponente(11 bits) - Mantisa(52 bits) <text:s/>En nuestro número 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table:number-columns-spanned="3" office:value-type="string">
            <text:p text:style-name="P31">1100000000111000000000000000000000000000000000000000000000000000 </text:p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31">Signo(1 bit) </text:p>
          </table:table-cell>
          <table:table-cell table:style-name="Tabla2.B2" office:value-type="string">
            <text:p text:style-name="P31">Exponente(11 bits) </text:p>
          </table:table-cell>
          <table:table-cell table:style-name="Tabla2.B2" office:value-type="string">
            <text:p text:style-name="P31">Mantisa(52 bits) </text:p>
          </table:table-cell>
        </table:table-row>
        <table:table-row table:style-name="Tabla2.3">
          <table:table-cell table:style-name="Tabla2.A3" office:value-type="string">
            <text:p text:style-name="P31">1 </text:p>
          </table:table-cell>
          <table:table-cell table:style-name="Tabla2.B3" office:value-type="string">
            <text:p text:style-name="P31">10000000011 </text:p>
          </table:table-cell>
          <table:table-cell table:style-name="Tabla2.B3" office:value-type="string">
            <text:p text:style-name="P31">1000000000000000000000000000000000000000000000000000 </text:p>
          </table:table-cell>
        </table:table-row>
      </table:table>
      <text:h text:style-name="P34" text:outline-level="3">Identificar El Signo </text:h>
      <text:p text:style-name="P35"><text:span text:style-name="T27">Signo del numero depende del primer valor en este caso 1 <text:s/>por lo que este numero es </text:span><text:span text:style-name="Strong_20_Emphasis"><text:span text:style-name="T27">Negativo</text:span></text:span><text:span text:style-name="T27"> </text:span></text:p>
      <text:h text:style-name="P34" text:outline-level="3">Identificar el El Exponente </text:h>
      <text:p text:style-name="P35"><text:span text:style-name="T27">Exponente es un Número de 11 bits que son los digitos binarios del 1 al 12 en este caso 10000000011 <text:s text:c="2"/></text:span><text:span text:style-name="Strong_20_Emphasis"><text:span text:style-name="T27">En nuestro Caso el Exponente 10000000011 con desplalazamiento 1023 es 4</text:span></text:span><text:span text:style-name="T27"> </text:span></text:p>
      <text:p text:style-name="P41">Como el Exponente 10000000011 en decimal restando 1023 es 4 queda entre 1 y 52 </text:p>
      <text:h text:style-name="P34" text:outline-level="3">Identificar La Mantisa</text:h>
      <text:p text:style-name="P35"><text:span text:style-name="T27">Este es un caso de </text:span><text:span text:style-name="Strong_20_Emphasis"><text:span text:style-name="T27">mantisa normalizada</text:span></text:span><text:span text:style-name="T27"> luego hay que añadir un 1 delante de la mantisa</text:span></text:p>
      <text:p text:style-name="P42">1,1 <text:span text:style-name="T19">* 2</text:span><text:span text:style-name="T35">4 <text:s text:c="3"/></text:span></text:p>
      <text:p text:style-name="P37"><text:bookmark text:name="aswift_5_anchor"/><text:bookmark text:name="aswift_6_expand"/><text:bookmark text:name="aswift_6_anchor"/><text:bookmark text:name="aswift_5_expand"/>Tenemos un numero de binario fraccionario con la coma desplazada 4 posiciones </text:p>
      <text:p text:style-name="P35"><text:span text:style-name="T27">y la mantisa fraccionaria queda como <text:s/></text:span><text:span text:style-name="Strong_20_Emphasis"><text:span text:style-name="T27">11000,00 </text:span></text:span><text:span text:style-name="T27">Este numero se resuelve como el binario fraccionario. <text:s/>24</text:span></text:p>
      <text:h text:style-name="P43" text:outline-level="1">En resumen el numero equivale en decimal <text:s/>a 24<text:span text:style-name="T34">(10</text:span> </text:h>
      <text:h text:style-name="P44" text:outline-level="1">Practica </text:h>
      <text:p text:style-name="P45"/>
      <text:list xml:id="list35558898512357" text:continue-list="list276406055" text:style-name="WW8Num1">
        <text:list-item>
          <text:p text:style-name="P7">Explica que es el formato cientifico de un numero y que partes tiene </text:p>
        </text:list-item>
      </text:list>
      <text:p text:style-name="P46"/>
      <text:p text:style-name="P47">El formato cientifico es una forma de representar números reales muy grandes o muy pequeños de manera compacta y precisa.</text:p>
      <text:p text:style-name="P47"/>
      <text:p text:style-name="P47">Lo forman las siguientes partes: </text:p>
      <text:list text:style-name="L2">
        <text:list-item>
          <text:p text:style-name="P48">R: <text:s/>es el número real que queremos representar</text:p>
        </text:list-item>
        <text:list-item>
          <text:p text:style-name="P48">c (coeficiente): <text:s/>es el número de una sola cifra entera seguida de decimales. Por ejemplo: 1,23</text:p>
        </text:list-item>
        <text:list-item>
          <text:p text:style-name="P48">b (base): es el número que se eleva a una potencia. En el sistema decimal es 10, y en binario es 2.</text:p>
        </text:list-item>
        <text:list-item>
          <text:p text:style-name="P48">e (exponente): es un número entero que indica cuántas veces se multiplica la base.</text:p>
        </text:list-item>
      </text:list>
      <text:p text:style-name="P46"/>
      <text:list xml:id="list35558539493991" text:continue-list="list35558898512357" text:style-name="WW8Num1">
        <text:list-item>
          <text:p text:style-name="P7">Explica como se pone este formato cientifico en b<text:span text:style-name="T36">inario.</text:span></text:p>
        </text:list-item>
      </text:list>
      <text:p text:style-name="P46"/>
      <text:p text:style-name="P47">Pasos: </text:p>
      <text:list text:style-name="L3">
        <text:list-item>
          <text:p text:style-name="P49">Convertir el número decimal a binarios</text:p>
        </text:list-item>
        <text:list-item>
          <text:p text:style-name="P49">Mover la coma para que quede un solo dígito entero</text:p>
        </text:list-item>
        <text:list-item>
          <text:p text:style-name="P49">Identificar el exponente: contar cuantas posiciones se movió la coma y sumarle el sesgo ya 127 para 32 bits o 1023 para 64.</text:p>
        </text:list-item>
        <text:list-item>
          <text:p text:style-name="P49">Construir la mantisa: se elimina el primer 1 y se rellenan los bits restantes</text:p>
        </text:list-item>
        <text:list-item>
          <text:p text:style-name="P49">Determinar el signo: 0 si es positivo, 1 si es negativo.</text:p>
        </text:list-item>
      </text:list>
      <text:p text:style-name="P47"/>
      <text:p text:style-name="P46"/>
      <text:list xml:id="list35559078890360" text:continue-list="list35558539493991" text:style-name="WW8Num1">
        <text:list-item>
          <text:p text:style-name="P50">Pasa los siguientes números a binario <text:s/>IEEE754 a 32 y 64 bits</text:p>
          <text:p text:style-name="P50"/>
          <text:list>
            <text:list-item>
              <text:p text:style-name="P51">24,25</text:p>
            </text:list-item>
          </text:list>
        </text:list-item>
      </text:list>
      <text:p text:style-name="P52"/>
      <text:p text:style-name="P53">Ejemplo </text:p>
      <text:h text:style-name="P54" text:outline-level="4" text:is-list-header="true">Identificar las partes tipo de número <text:span text:style-name="T10">y ponerlo en modo </text:span><text:span text:style-name="T11">fraccionario</text:span></text:h>
      <text:p text:style-name="P55"/>
      <text:p text:style-name="P56">24,25 = <text:s/>11000,01 = 1100001 * 2<text:span text:style-name="T12">4</text:span></text:p>
      <text:p text:style-name="P56">Mantisa = 1100001 =&gt; el primer 1 se quita siempre =&gt; 100001</text:p>
      <text:p text:style-name="P56">Exponente = <text:span text:style-name="T14">4</text:span> <text:s/>+ 127 = 12<text:span text:style-name="T14">9</text:span> = <text:span text:style-name="T14">10000011</text:span></text:p>
      <text:p text:style-name="P56">signo = <text:s/>0 </text:p>
      <text:p text:style-name="P53"/>
      <text:p text:style-name="P57">Total = 0 <text:s/><text:span text:style-name="T14">10000011</text:span> <text:s text:c="2"/>10000100000000000000000</text:p>
      <text:p text:style-name="P52"/>
      <text:list text:continue-numbering="true" text:style-name="WW8Num1">
        <text:list-item>
          <text:list>
            <text:list-item>
              <text:p text:style-name="P58"><text:s/>3,12</text:p>
            </text:list-item>
            <text:list-item>
              <text:p text:style-name="P58">0,000<text:span text:style-name="T37">8<text:tab/><text:tab/><text:tab/>=0,00000000000011</text:span></text:p>
            </text:list-item>
          </text:list>
        </text:list-item>
      </text:list>
      <text:p text:style-name="P59"><text:tab/><text:tab/>0,0008<text:tab/><text:tab/><text:tab/> =1’1 *2<text:span text:style-name="T7">-14</text:span> </text:p>
      <text:p text:style-name="P59"><text:tab/><text:tab/>0,0016<text:tab/><text:tab/><text:tab/>S <text:s/>=0</text:p>
      <text:p text:style-name="P59"><text:tab/><text:tab/>0,0032<text:tab/><text:tab/><text:tab/>M = 10..0 (22 ceros)</text:p>
      <text:p text:style-name="P59"><text:tab/><text:tab/>0,0064<text:tab/><text:tab/><text:tab/>E = 127-14 <text:s/>= 113 <text:s/>= 1110001</text:p>
      <text:p text:style-name="P59"><text:tab/><text:tab/>0,0128<text:tab/><text:tab/><text:tab/>0-1110001-100 00000 00000 00000 00000</text:p>
      <text:p text:style-name="P59"><text:tab/><text:tab/>0,0256</text:p>
      <text:p text:style-name="P59"><text:tab/><text:tab/>0,0512</text:p>
      <text:p text:style-name="P59"><text:tab/><text:tab/>0,1024</text:p>
      <text:p text:style-name="P59"><text:soft-page-break/><text:tab/><text:tab/>0,2048</text:p>
      <text:p text:style-name="P59"><text:tab/><text:tab/>0,4096</text:p>
      <text:p text:style-name="P59"><text:tab/><text:tab/>0,8192</text:p>
      <text:p text:style-name="P59"><text:tab/><text:tab/>1,6384 <text:tab/> 0,6384</text:p>
      <text:p text:style-name="P59"><text:tab/><text:tab/>1,2768</text:p>
      <text:p text:style-name="P59"><text:tab/><text:tab/>0,2768</text:p>
      <text:p text:style-name="P59"><text:tab/><text:tab/></text:p>
      <text:p text:style-name="P59"/>
      <text:list text:continue-numbering="true" text:style-name="WW8Num1">
        <text:list-item>
          <text:list>
            <text:list-item>
              <text:p text:style-name="P60"><text:span text:style-name="T38">La distancia al sol en km </text:span><text:span text:style-name="T39">(</text:span>148,5 millones km <text:span text:style-name="T40">) </text:span></text:p>
            </text:list-item>
          </text:list>
        </text:list-item>
      </text:list>
      <text:p text:style-name="P61">- Decimal: 148500000 = 1000110110011110111000100000.0₂</text:p>
      <text:p text:style-name="P61">- Normalizado: 1.000110110011110111000100000 × 2²⁷</text:p>
      <text:p text:style-name="P61">- Exponente: 27 + 127 = 154 = 100011010</text:p>
      <text:p text:style-name="P61">- Mantisa: 000110110011110111000100000</text:p>
      <text:p text:style-name="P61">- Resultado 32 bits:</text:p>
      <text:p text:style-name="P61">0 100011010 00011011001111011100010</text:p>
      <text:p text:style-name="P61"/>
      <text:p text:style-name="P61"/>
      <text:p text:style-name="P61"/>
      <text:p text:style-name="P61"/>
      <text:list text:continue-numbering="true" text:style-name="WW8Num1">
        <text:list-item>
          <text:list>
            <text:list-item>
              <text:p text:style-name="P58">El numero de avogadro</text:p>
              <text:p text:style-name="P58"/>
            </text:list-item>
          </text:list>
        </text:list-item>
      </text:list>
      <text:p text:style-name="P62">- Aproximado:</text:p>
      <text:p text:style-name="P62">Normalizado: 1.1111001000100000110011110110100111011101101010010111… × 2⁸⁹</text:p>
      <text:p text:style-name="P62">- Exponente: 89 + 127 = 216 = 11011000</text:p>
      <text:p text:style-name="P62">- Mantisa (23 bits): 11110010001000001100111</text:p>
      <text:p text:style-name="P62">- Resultado 32 bits:</text:p>
      <text:p text:style-name="P62">0 11011000 11110010001000001100111</text:p>
      <text:p text:style-name="P62"/>
      <text:p text:style-name="P62"/>
      <text:list text:continue-numbering="true" text:style-name="WW8Num1">
        <text:list-item>
          <text:list>
            <text:list-header>
              <text:p text:style-name="P63"/>
              <text:p text:style-name="P64">Opcionales</text:p>
            </text:list-header>
            <text:list-item>
              <text:p text:style-name="P65"><text:s/>-12*10<text:span text:style-name="T41">30</text:span></text:p>
            </text:list-item>
            <text:list-item>
              <text:p text:style-name="P66">El tamaño de un electrón</text:p>
            </text:list-item>
            <text:list-item>
              <text:p text:style-name="P50">La constante de Plank</text:p>
            </text:list-item>
            <text:list-item>
              <text:p text:style-name="P50">El infinito</text:p>
            </text:list-item>
            <text:list-item>
              <text:p text:style-name="P50">(el numero i) la raíz cuadrada de -1</text:p>
            </text:list-item>
          </text:list>
        </text:list-item>
      </text:list>
      <text:p text:style-name="P52"/>
      <text:list xml:id="list35559331696171" text:continue-numbering="true" text:style-name="WW8Num1">
        <text:list-item>
          <text:p text:style-name="P67">Pasa los siguientes de <text:s/>binario <text:s/>IEEE754 a decimal</text:p>
          <text:list>
            <text:list-header>
              <text:p text:style-name="P50"/>
            </text:list-header>
            <text:list-item>
              <text:p text:style-name="P68"><text:s/>0-10010001-10100000000000000000000</text:p>
              <text:p text:style-name="P68"/>
            </text:list-item>
          </text:list>
        </text:list-item>
      </text:list>
      <text:p text:style-name="P69">- Signo: 0 → positivo</text:p>
      <text:p text:style-name="P69">- Exponente: 10010001 = 145 → 145 − 127 = 18</text:p>
      <text:p text:style-name="P69">- Mantisa: 1.101 = 1 + 0.5 + 0.125 = 1.625</text:p>
      <text:p text:style-name="P69">- Resultado:</text:p>
      <text:p text:style-name="P69">1.625\cdot 2^{18}=425984</text:p>
      <text:p text:style-name="P69">Resultado final: 425984</text:p>
      <text:p text:style-name="P69"/>
      <text:p text:style-name="P69">4.b. 1-00011011-11001001010000000000000</text:p>
      <text:p text:style-name="P69">- Signo: 1 → negativo</text:p>
      <text:p text:style-name="P69">- Exponente: 00011011 = 27 → 27 − 127 = −100</text:p>
      <text:p text:style-name="P69"><text:soft-page-break/>- Mantisa: 1.1100100101 ≈ 1.78125</text:p>
      <text:p text:style-name="P69">- Resultado:</text:p>
      <text:p text:style-name="P69">-1.78125 <text:span text:style-name="T42">*</text:span> 2^{-100} approx -1.42<text:span text:style-name="T42">*</text:span> 10^{-30}</text:p>
      <text:p text:style-name="P69">Resultado final: −1.42 × 10⁻³⁰</text:p>
      <text:p text:style-name="P69"/>
      <text:p text:style-name="P69">4.c. 1-11111001-11101010000000000000000</text:p>
      <text:p text:style-name="P69">- Signo: 1 → negativo</text:p>
      <text:p text:style-name="P69">- Exponente: 11111001 = 249 → 249 − 127 = 122</text:p>
      <text:p text:style-name="P69">- Mantisa: 1.1110101 ≈ 1.9140625</text:p>
      <text:p text:style-name="P69">- Resultado:</text:p>
      <text:p text:style-name="P69">-1.9140625 <text:span text:style-name="T42">* 2</text:span>^{122} <text:s/>approx -1.03<text:span text:style-name="T42">*</text:span>10^{37}</text:p>
      <text:p text:style-name="P69">Resultado final: −1.03 × 10³⁷</text:p>
      <text:p text:style-name="P69"/>
      <text:p text:style-name="P69">4.d. 0-10011101-10100000000000000000000</text:p>
      <text:p text:style-name="P69">- Signo: 0 → positivo</text:p>
      <text:p text:style-name="P69">- Exponente: 10011101 = 157 → 157 − 127 = 30</text:p>
      <text:p text:style-name="P69">- Mantisa: 1.101 = 1.625</text:p>
      <text:p text:style-name="P69">- Resultado:</text:p>
      <text:p text:style-name="P69">1.625 <text:span text:style-name="T42">*</text:span> 2^{30}=1744830464</text:p>
      <text:p text:style-name="P69">Resultado final: 1.745 × 10⁹</text:p>
      <text:p text:style-name="P69"/>
      <text:p text:style-name="P69">4.e. 1-00000011-11001001010000000000000</text:p>
      <text:p text:style-name="P69">- Signo: 1 → negativo</text:p>
      <text:p text:style-name="P69">- Exponente: 00000011 = 3 → 3 − 127 = −124</text:p>
      <text:p text:style-name="P69">- Mantisa: 1.1100100101 ≈ 1.78125</text:p>
      <text:p text:style-name="P69">- Resultado:</text:p>
      <text:p text:style-name="P69">-1.78125<text:span text:style-name="T42">* </text:span><text:s/>2^{-124} approx -2.5<text:span text:style-name="T42">*</text:span>10^{-37}</text:p>
      <text:p text:style-name="P69">Resultado final: −2.5 × 10⁻³⁷</text:p>
      <text:p text:style-name="P69"/>
      <text:p text:style-name="P69">4.f. 1-11111001-10011010000000000000000</text:p>
      <text:p text:style-name="P69">- Signo: 1 → negativo</text:p>
      <text:p text:style-name="P69">- Exponente: 11111001 = 249 → 249 − 127 = 122</text:p>
      <text:p text:style-name="P69">- Mantisa: 1.1001101 ≈ 1.6015625</text:p>
      <text:p text:style-name="P69">- Resultado:</text:p>
      <text:p text:style-name="P69">-1.6015625 <text:span text:style-name="T42">*</text:span> 2^{122}\ approx -8.6<text:span text:style-name="T42">*</text:span>10^{36}</text:p>
      <text:p text:style-name="P69">Resultado final: −8.6 × 10³⁶</text:p>
      <text:p text:style-name="P70"/>
      <text:p text:style-name="P71">Ayuda</text:p>
      <text:p text:style-name="P71"/>
      <text:h text:style-name="P72" text:outline-level="3">Numero de Avogadro = 6.022*10^23</text:h>
      <text:p text:style-name="P71">11111001000100000110011110110100111011101101010010111000000000000000000000000000000000000</text:p>
      <text:p text:style-name="P71"/>
      <text:p text:style-name="P71">1111 10010 00100 00011 00111 10110 10011 10111 01101 01001 01110 00000 00000 00000 00000 00000 00000 00000</text:p>
      <text:p text:style-name="P71"/>
      <text:p text:style-name="P71">1,1111001000100000110011110110100111011101101010010111000000000000000000000000000000000000*2^89</text:p>
      <text:p text:style-name="P71"/>
      <text:p text:style-name="P71">S=0 </text:p>
      <text:p text:style-name="P71"><text:soft-page-break/>E= 127 + 89 = 216 = 11011000 </text:p>
      <text:p text:style-name="P71">M= 11110010001000001100111 </text:p>
      <text:p text:style-name="P71"/>
      <text:p text:style-name="P71">0-11011000-11110010001000001100111</text:p>
      <text:p text:style-name="P71"/>
      <text:h text:style-name="P72" text:outline-level="3">distancia al sol</text:h>
      <text:p text:style-name="P71">148500000= </text:p>
      <text:p text:style-name="P71">1000110110011110111000100000,0</text:p>
      <text:p text:style-name="P71">1,000110110011110111000100000 * 2^27</text:p>
      <text:p text:style-name="P71"/>
      <text:p text:style-name="P71">S=0 </text:p>
      <text:p text:style-name="P71">E=27+127 <text:s/>= 154 = 100011010 </text:p>
      <text:p text:style-name="P71">M= 000110110011110111000100000</text:p>
      <text:p text:style-name="P71"/>
      <text:p text:style-name="P71">0-100011010-00011011001111011100010 </text:p>
      <text:p text:style-name="P71"/>
      <text:p text:style-name="P71"/>
      <text:p text:style-name="P71"/>
      <text:p text:style-name="P71"/>
      <text:p text:style-name="P73"/>
      <text:list text:continue-numbering="true" text:style-name="WW8Num1">
        <text:list-item>
          <text:p text:style-name="P66">Pasa los siguientes de <text:s/>binario <text:s/>IEEE754-<text:span text:style-name="T14">64 bits</text:span> a decimal</text:p>
          <text:list>
            <text:list-header>
              <text:p text:style-name="P66"/>
            </text:list-header>
            <text:list-item>
              <text:p text:style-name="P74"><text:s/><text:span text:style-name="T43">1</text:span>-1<text:span text:style-name="T14">000</text:span>00<text:span text:style-name="T14">0</text:span>0<text:span text:style-name="T14">11</text:span>1-1<text:span text:style-name="T43">1</text:span>1000000000 0000000000 0000000000 0000000000 <text:s/>0000000000</text:p>
            </text:list-item>
          </text:list>
        </text:list-item>
      </text:list>
      <text:p text:style-name="P75"><text:tab/><text:tab/></text:p>
      <text:p text:style-name="P76"><text:tab/><text:tab/>S = 1 = - </text:p>
      <text:p text:style-name="P75"><text:tab/><text:tab/><text:span text:style-name="T43">E = <text:s/>1</text:span><text:span text:style-name="T14">000</text:span><text:span text:style-name="T43">00</text:span><text:span text:style-name="T14">0</text:span><text:span text:style-name="T43">0</text:span><text:span text:style-name="T14">11</text:span><text:span text:style-name="T43">1 = 1031 <text:s/>-1023 = 8 </text:span></text:p>
      <text:p text:style-name="P75"><text:tab/><text:tab/><text:span text:style-name="T43">M = 1.111 <text:s/></text:span></text:p>
      <text:p text:style-name="P75"><text:tab/> <text:tab/></text:p>
      <text:p text:style-name="P75"><text:tab/><text:tab/><text:span text:style-name="T43">Numero = - 1.111 * 2</text:span><text:span text:style-name="T44">8 <text:s/></text:span><text:span text:style-name="T43">= 111100000 <text:s text:c="2"/>= 32+128+ 256+64 <text:s/>= <text:s text:c="2"/>160 + 320 = -480</text:span></text:p>
      <text:p text:style-name="P75"/>
      <text:p text:style-name="P75"/>
      <text:p text:style-name="P75"/>
      <text:p text:style-name="P75"/>
      <text:p text:style-name="P75"/>
      <text:list text:continue-numbering="true" text:style-name="WW8Num1">
        <text:list-item>
          <text:list>
            <text:list-item>
              <text:p text:style-name="P66"><text:s/>0-1<text:span text:style-name="T14">000</text:span>00<text:span text:style-name="T14">0</text:span>0<text:span text:style-name="T14">11</text:span>1-10 1000000000 0000000000 0000000000 0000000000 <text:s/>0000000000</text:p>
            </text:list-item>
          </text:list>
        </text:list-item>
      </text:list>
      <text:p text:style-name="P77">S = <text:span text:style-name="T45">0</text:span> → <text:span text:style-name="T45">Positivo</text:span></text:p>
      <text:p text:style-name="P77">E = <text:span text:style-name="T45">10000000111</text:span> = <text:span text:style-name="T45">1031</text:span>→ 1023-1023 =<text:span text:style-name="T45">8</text:span></text:p>
      <text:p text:style-name="P77">M = - = <text:s/><text:span text:style-name="T45">1,101 = </text:span>1 + 0.5 + 0.125 = 1.625</text:p>
      <text:p text:style-name="P77"/>
      <text:list text:continue-numbering="true" text:style-name="WW8Num1">
        <text:list-item>
          <text:list>
            <text:list-item>
              <text:p text:style-name="P66"><text:span text:style-name="T14"><text:s/>1</text:span>-<text:span text:style-name="T14">0111111111</text:span>1-1<text:span text:style-name="T14">1 </text:span>1<text:span text:style-name="T14">1</text:span>00000000 0000000000 0000000000 0000000000 <text:s/>0000000000</text:p>
            </text:list-item>
          </text:list>
        </text:list-item>
      </text:list>
      <text:p text:style-name="P78">S = 1 → Negativo</text:p>
      <text:p text:style-name="P78">E = 01111111111 = 1023 → 1023-1023 =0</text:p>
      <text:p text:style-name="P78">M = 1,1111 = 1+0,5+0,25+0,125+0,0625 = 1,9375</text:p>
      <text:p text:style-name="P78"/>
      <text:list text:continue-numbering="true" text:style-name="WW8Num1">
        <text:list-item>
          <text:list>
            <text:list-item>
              <text:p text:style-name="P66"><text:span text:style-name="T14"><text:s/>1</text:span>-<text:span text:style-name="T14">0000</text:span>00<text:span text:style-name="T14">0</text:span>0<text:span text:style-name="T14">11</text:span>1-1<text:span text:style-name="T14">0 01</text:span>00000000 0000000000 0000000000 0000000000 <text:s/>0000000000</text:p>
            </text:list-item>
          </text:list>
        </text:list-item>
      </text:list>
      <text:p text:style-name="P79"/>
      <text:p text:style-name="P80">S = 1 → Negativo </text:p>
      <text:p text:style-name="P80">E = 00000000111 = 7 → 7 – 1023 = -1016 </text:p>
      <text:p text:style-name="P80">M = <text:s/><text:span text:style-name="T46">1,1001 = 1+ 0,5 + 0,0625 = 1,5625</text:span></text:p>
      <text:p text:style-name="P69"/>
      <text:p text:style-name="P69"/>
      <text:p text:style-name="P8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WW8Num1z0" style:family="text">
      <style:text-properties fo:font-size="11pt" fo:font-weight="bold" style:font-size-asian="9.60000038146973pt" style:font-weight-asian="bold" style:font-size-complex="11pt" style:font-weight-complex="bold"/>
    </style:style>
    <style:style style:name="WW8Num1z1" style:family="text"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es" fo:country="ES" officeooo:paragraph-rsid="001d8622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4" text:anchor-type="char" svg:x="15.953cm" svg:y="-1.244cm" svg:width="1.822cm" svg:height="1.838cm" draw:z-index="7"><draw:image xlink:href="Pictures/100000000000007A0000007BA3CD4ACD.png" xlink:type="simple" xlink:show="embed" xlink:actuate="onLoad" draw:mime-type="image/png"/></draw:frame><draw:frame draw:style-name="Mfr1" draw:name="Imagen13" text:anchor-type="char" svg:x="0.018cm" svg:y="-1.032cm" svg:width="12.203cm" svg:height="1.221cm" draw:z-index="15"><draw:image xlink:href="Pictures/10000000000002580000003C782DF0CD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2.6.2$Windows_X86_64 LibreOffice_project/729c5bfe710f5eb71ed3bbde9e06a6065e9c6c5d</meta:generator>
    <dc:date>2025-11-20T03:55:57.185320800</dc:date>
    <meta:editing-duration>PT3H58M33S</meta:editing-duration>
    <meta:editing-cycles>41</meta:editing-cycles>
    <meta:document-statistic meta:table-count="3" meta:image-count="2" meta:object-count="1" meta:page-count="8" meta:paragraph-count="221" meta:word-count="1518" meta:character-count="9356" meta:non-whitespace-character-count="7887"/>
  </office:meta>
</office:document-meta>
</file>